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5-11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5-07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5-05-0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5-02-1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5-02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4-11-0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4-10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4-08-0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4-04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4-01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3-11-0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3-08-1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3-05-0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3-0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2-11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2-08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2-05-1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2-01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1-11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1-08-0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1-04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1-01-2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0-11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0-10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0-08-0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0-04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0-02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20-01-2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12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11-0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08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06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05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05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05-0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9-02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8-11-1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8-07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8-04-3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8-01-3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7-10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7-08-0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7-05-0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7-02-0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6-11-02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6-07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6-05-1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6-02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5-11-1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5-08-12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5-05-13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5-02-1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4-12-3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4-11-0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4-07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4-04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4-02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11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08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05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02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2-11-1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2-08-0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2-05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2-02-1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1-11-0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1-08-1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1-05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1-02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0-11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0-08-0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0-05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9-07-3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9-04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9-02-0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8-11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8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8-05-1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7-11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7-08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7-05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7-02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6-11-0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6-08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6-05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6-02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5-10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5-08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5-05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5-01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5-01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4-10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4-07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4-07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4-04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3-07-2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3-04-2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3-03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2-05-0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2-02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1-05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9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8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50R5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197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" meta:object-count="0"/>
    <meta:user-defined meta:name="AppVersion">3.0</meta:user-defined>
  </office:meta>
</office:document-meta>
</file>